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bf85" officeooo:paragraph-rsid="000dbf85"/>
    </style:style>
    <style:style style:name="P2" style:family="paragraph" style:parent-style-name="Standard">
      <style:text-properties fo:font-weight="bold" officeooo:rsid="000dbf85" officeooo:paragraph-rsid="000dbf8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3-04-02<text:line-break/></text:p>
      <text:p text:style-name="P1">Paketeen instalazioa DELL ordenagailu berrian</text:p>
      <text:p text:style-name="Standard"/>
      <text:p text:style-name="Standard"/>
      <text:p text:style-name="P2">Julia 1.6.6 bertsioan</text:p>
      <text:p text:style-name="Standard"/>
      <text:p text:style-name="Standard">(@v1.6) pkg&gt; st</text:p>
      <text:p text:style-name="Standard"><text:s text:c="6"/>Status `~/.julia/environments/v1.6/Project.toml`</text:p>
      <text:p text:style-name="Standard"><text:s text:c="2"/>[6e4b80f9] BenchmarkTools v1.3.2</text:p>
      <text:p text:style-name="Standard"><text:s text:c="2"/>[2b5f629d] DiffEqBase v6.122.2</text:p>
      <text:p text:style-name="Standard"><text:s text:c="2"/>[f3b72e0c] DiffEqDevTools v2.35.0</text:p>
      <text:p text:style-name="Standard"><text:s text:c="2"/>[5789e2e9] FileIO v1.16.0</text:p>
      <text:p text:style-name="Standard"><text:s text:c="2"/>[0e44f5e4] Hwloc v2.2.0</text:p>
      <text:p text:style-name="Standard"><text:s text:c="2"/>[7073ff75] IJulia v1.24.0</text:p>
      <text:p text:style-name="Standard"><text:s text:c="2"/>[58bc7355] IRKGaussLegendre v0.2.3</text:p>
      <text:p text:style-name="Standard"><text:s text:c="2"/>[033835bb] JLD2 v0.4.31</text:p>
      <text:p text:style-name="Standard"><text:s text:c="2"/>[98e50ef6] JuliaFormatter v1.0.25</text:p>
      <text:p text:style-name="Standard"><text:s text:c="2"/>[b964fa9f] LaTeXStrings v1.3.0</text:p>
      <text:p text:style-name="Standard"><text:s text:c="2"/>[0db19996] NBInclude v2.3.0</text:p>
      <text:p text:style-name="Standard"><text:s text:c="2"/>[1dea7af3] OrdinaryDiffEq v6.49.4</text:p>
      <text:p text:style-name="Standard"><text:s text:c="2"/>[d96e819e] Parameters v0.12.3</text:p>
      <text:p text:style-name="Standard"><text:s text:c="2"/>[91a5bcdd] Plots v1.38.8</text:p>
      <text:p text:style-name="Standard"><text:s text:c="2"/>[731186ca] RecursiveArrayTools v2.38.3</text:p>
      <text:p text:style-name="Standard"><text:s text:c="2"/>[189a3867] Reexport v1.2.2</text:p>
      <text:p text:style-name="Standard"><text:s text:c="2"/>[295af30f] Revise v3.5.2</text:p>
      <text:p text:style-name="Standard"><text:s text:c="2"/>[fdea26ae] SIMD v3.4.4</text:p>
      <text:p text:style-name="Standard"><text:s text:c="2"/>[ade2ca70] Dates</text:p>
      <text:p text:style-name="Standard"><text:s text:c="2"/>[37e2e46d] LinearAlgebra</text:p>
      <text:p text:style-name="Standard"/>
      <text:p text:style-name="Standard"/>
      <text:p text:style-name="Standard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Julia 1.8.4 bertsioan</text:span><text:line-break/>(paketeen bertsioak berdinak direla konproba daiteke)<text:line-break/><text:line-break/>(@v1.8) pkg&gt; st</text:p>
      <text:p text:style-name="P1">Status `~/.julia/environments/v1.8/Project.toml`</text:p>
      <text:p text:style-name="P1"><text:s text:c="2"/>[6e4b80f9] BenchmarkTools v1.3.2</text:p>
      <text:p text:style-name="P1"><text:s text:c="2"/>[2b5f629d] DiffEqBase v6.122.2</text:p>
      <text:p text:style-name="P1"><text:s text:c="2"/>[f3b72e0c] DiffEqDevTools v2.35.0</text:p>
      <text:p text:style-name="P1"><text:s text:c="2"/>[5789e2e9] FileIO v1.16.0</text:p>
      <text:p text:style-name="P1"><text:s text:c="2"/>[7073ff75] IJulia v1.24.0</text:p>
      <text:p text:style-name="P1"><text:s text:c="2"/>[58bc7355] IRKGaussLegendre v0.2.3</text:p>
      <text:p text:style-name="P1"><text:s text:c="2"/>[033835bb] JLD2 v0.4.31</text:p>
      <text:p text:style-name="P1"><text:s text:c="2"/>[98e50ef6] JuliaFormatter v1.0.25</text:p>
      <text:p text:style-name="P1"><text:s text:c="2"/>[b964fa9f] LaTeXStrings v1.3.0</text:p>
      <text:p text:style-name="P1"><text:s text:c="2"/>[0db19996] NBInclude v2.3.0</text:p>
      <text:p text:style-name="P1"><text:s text:c="2"/>[1dea7af3] OrdinaryDiffEq v6.49.4</text:p>
      <text:p text:style-name="P1"><text:s text:c="2"/>[d96e819e] Parameters v0.12.3</text:p>
      <text:p text:style-name="P1"><text:s text:c="2"/>[91a5bcdd] Plots v1.38.8</text:p>
      <text:p text:style-name="P1"><text:s text:c="2"/>[c3e4b0f8] Pluto v0.19.22</text:p>
      <text:p text:style-name="P1"><text:s text:c="2"/>[731186ca] RecursiveArrayTools v2.38.3</text:p>
      <text:p text:style-name="P1"><text:s text:c="2"/>[189a3867] Reexport v1.2.2</text:p>
      <text:p text:style-name="P1"><text:s text:c="2"/>[fdea26ae] SIMD v3.4.4</text:p>
      <text:p text:style-name="P1"><text:s text:c="2"/>[37e2e46d] LinearAlgebra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2T21:13:57.188590426</meta:creation-date>
    <dc:date>2023-04-02T21:22:23.122465740</dc:date>
    <meta:editing-duration>PT8M2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5" meta:word-count="139" meta:character-count="1427" meta:non-whitespace-character-count="1248"/>
  </office:meta>
</office:document-meta>
</file>